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DejaVuSans1" svg:font-family="DejaVuSans" style:font-pitch="variable"/>
    <style:font-face style:name="Lucidasans" svg:font-family="Lucida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style>
    <style:style style:name="P7" style:family="paragraph" style:parent-style-name="Normal_20__28_Web_29_">
      <style:paragraph-properties fo:text-align="center" style:justify-single-word="false" fo:break-before="page"/>
    </style:style>
    <style:style style:name="P8" style:family="paragraph" style:parent-style-name="Normal_20__28_Web_29_">
      <style:paragraph-properties fo:text-align="center" style:justify-single-word="false" fo:break-before="page"/>
      <style:text-properties fo:font-weight="bold" style:font-weight-asian="bold" style:font-weight-complex="bold"/>
    </style:style>
    <style:style style:name="P9" style:family="paragraph" style:parent-style-name="Normal_20__28_Web_29_">
      <style:text-properties fo:language="en" fo:country="US"/>
    </style:style>
    <style:style style:name="P10" style:family="paragraph" style:parent-style-name="Normal_20__28_Web_29_">
      <style:paragraph-properties fo:text-align="center" style:justify-single-word="false"/>
    </style:style>
    <style:style style:name="P11" style:family="paragraph" style:parent-style-name="Normal_20__28_Web_29_">
      <style:paragraph-properties fo:text-align="start" style:justify-single-word="false"/>
      <style:text-properties fo:font-weight="bold" style:font-weight-asian="bold" style:font-weight-complex="bold"/>
    </style:style>
    <style:style style:name="P12" style:family="paragraph" style:parent-style-name="Normal_20__28_Web_29_">
      <style:paragraph-properties fo:text-align="center" style:justify-single-word="false"/>
      <style:text-properties fo:font-weight="bold" style:font-weight-asian="bold" style:font-weight-complex="bold"/>
    </style:style>
    <style:style style:name="P13" style:family="paragraph" style:parent-style-name="Heading_20_2">
      <style:paragraph-properties fo:margin-top="0cm" fo:margin-bottom="0.494cm" fo:text-align="center" style:justify-single-word="false" fo:orphans="2" fo:widows="2" fo:break-before="page" fo:keep-with-next="auto">
        <style:tab-stops>
          <style:tab-stop style:position="0cm"/>
        </style:tab-stops>
      </style:paragraph-properties>
    </style:style>
    <style:style style:name="P14" style:family="paragraph" style:parent-style-name="Standard">
      <style:paragraph-properties fo:text-align="start" style:justify-single-word="false"/>
      <style:text-properties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GB"/>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color="#dc2300"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color="#ff0000" fo:font-weight="bold" style:font-weight-asian="bold" style:font-weight-complex="bold"/>
    </style:style>
    <style:style style:name="T11" style:family="text">
      <style:text-properties fo:font-size="14pt"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2"><text:line-break/><text:span text:style-name="Strong_20_Emphasis"><text:span text:style-name="T11">4) Administração de Grupos, Usuários e Privilégios</text:span></text:span></text:h>
      <text:p text:style-name="Normal_20__28_Web_29_">4.1) Gerenciando Grupos<text:line-break/>4.2) Gerenciando Usuários <text:s/><text:line-break/>4.3) Gerenciando Permissões <text:line-break/>4.4) Controle de acesso a Objetos <text:line-break/>4.5) GRANT e REVOKE para Objetos <text:line-break/>4.6) Acesso Remoto<text:line-break/><text:line-break/>DCL (Data Control Language) é formado por um grupo de comandos SQL, responsáveis pela administração dos usuários, dos grupos e dos privilégios.</text:p>
      <text:p text:style-name="Normal_20__28_Web_29_">Dois usos importantes deste assunto: organização (dividir os bancos e esquemas pelos setores de empresas e instituições) e segurança (cada usuário somente com suas permissões restritivas). </text:p>
      <text:p text:style-name="P10"><text:span text:style-name="Strong_20_Emphasis">Garantindo (GRANT) Privilégios </text:span></text:p>
      <text:p text:style-name="Normal_20__28_Web_29_"><text:a xlink:type="simple" xlink:href="http://pgdocptbr.sourceforge.net/pg82/sql-grant.html"><text:span text:style-name="Internet_20_link">http://pgdocptbr.sourceforge.net/pg82/sql-grant.html</text:span></text:a> </text:p>
      <text:p text:style-name="Normal_20__28_Web_29_"><text:span text:style-name="T3">GRANT { { SELECT | INSERT | UPDATE | DELETE | REFERENCES | TRIGGER }<text:line-break/>[,...] </text:span>| ALL [ PRIVILEGES ] }<text:line-break/>ON [ TABLE ] nome_da_tabela [, ...]<text:line-break/>TO { nome_do_usuário | GROUP nome_do_grupo | PUBLIC } [, ...] <text:span text:style-name="T3">[ WITH GRANT OPTION ] </text:span></text:p>
      <text:p text:style-name="P9">GRANT { { USAGE | SELECT | UPDATE }<text:line-break/>[,...] | ALL [ PRIVILEGES ] }<text:line-break/>ON SEQUENCE nome_da_seqüência [, ...]<text:line-break/>TO { nome_do_usuário | GROUP nome_do_grupo | PUBLIC } [, ...] [ WITH GRANT OPTION ] </text:p>
      <text:p text:style-name="Normal_20__28_Web_29_"><text:span text:style-name="T3">GRANT { { CREATE | CONNECT | TEMPORARY | TEMP } [,...] </text:span>| ALL [ PRIVILEGES ] }<text:line-break/>ON DATABASE nome_do_banco_de_dados [, ...]<text:line-break/>TO { nome_do_usuário | GROUP nome_do_grupo | PUBLIC } [, ...] [ WITH GRANT OPTION ] </text:p>
      <text:p text:style-name="Normal_20__28_Web_29_"><text:soft-page-break/>...<text:line-break/>GRANT { CREATE | ALL [ PRIVILEGES ] }<text:line-break/>ON TABLESPACE nome_do_espaço_de_tabelas [, ...]<text:line-break/>TO { nome_do_usuário | GROUP nome_do_grupo | PUBLIC } [, ...] [ WITH GRANT OPTION ] </text:p>
      <text:p text:style-name="Normal_20__28_Web_29_">GRANT role [, ...] TO nome_do_usuário [, ...] [ WITH ADMIN OPTION ] <text:line-break/><text:line-break/>GRANT pode ser utilizado para conceder privilégios a um usuário sobre um objeto de banco de dados e para tornar um usuário membro de um papel (antigo grupo). A palavra chave PUBLIC indica que os privilégios devem ser concedido para todos os papéis, inclusive aos que vierem a ser criados posteriormente. PUBLIC pode ser considerado como um grupo definido implicitamente que sempre inclui todos os papéis. </text:p>
      <text:p text:style-name="Normal_20__28_Web_29_">Se for especificado WITH GRANT OPTION quem receber o privilégio poderá, por sua vez, conceder o privilégio a terceiros. Sem a opção de concessão, quem recebe não pode conceder o privilégio. A opção de concessão não pode ser concedida para PUBLIC. </text:p>
      <text:p text:style-name="Normal_20__28_Web_29_">Não é necessário conceder privilégios para o dono do objeto (geralmente o usuário que o criou), porque o dono possui todos os privilégios por padrão (Entretanto, o dono pode decidir revogar alguns de seus próprios privilégios por motivo de segurança). O direito de remover um objeto, ou de alterar a sua definição de alguma forma, não é descrito por um privilégio que possa ser concedido; é inerente ao dono e não pode ser concedido ou revogado. </text:p>
      <text:p text:style-name="Normal_20__28_Web_29_"><text:span text:style-name="Strong_20_Emphasis">Os privilégios possíveis são: </text:span></text:p>
      <text:p text:style-name="Normal_20__28_Web_29_">SELECT <text:line-break/>Permite consultar (SELECT) qualquer coluna da tabela, visão ou seqüência especificada. Também permite utilizar o comando COPY TO (exportar). Para as seqüências, este privilégio também permite o uso da função currval.<text:line-break/><text:line-break/>INSERT <text:line-break/>Permite inserir (INSERT) novas linhas na tabela especificada. Também permite utilizar o comando COPY FROM (importar).<text:line-break/><text:line-break/>UPDATE <text:line-break/>Permite modificar (UPDATE) os dados de qualquer coluna da tabela especificada. Os comandos <text:soft-page-break/>SELECT ... FOR UPDATE e SELECT ... FOR SHARE também requerem este privilégio (além do privilégio SELECT). Para as seqüências, este privilégio permite o uso das funções nextval e setval.<text:line-break/><text:line-break/>DELETE <text:line-break/>Permite excluir (DELETE) linhas da tabela especificada.<text:line-break/><text:line-break/>REFERENCES <text:line-break/>Para criar uma restrição de chave estrangeira é necessário possuir este privilégio, tanto na tabela que faz referência quanto na tabela que é referenciada.<text:line-break/><text:line-break/>TRIGGER <text:line-break/>Permite criar gatilhos na tabela especificada (Consulte o comando CREATE TRIGGER).<text:line-break/><text:line-break/><text:line-break/>CREATE <text:line-break/>Para bancos de dados, permite a criação de novos esquemas no banco de dados. <text:line-break/>Para esquemas, permite a criação de novos objetos no esquema. Para mudar o nome de um objeto existente é necessário ser o dono do objeto e possuir este privilégio no esquema que o contém. <text:line-break/><text:line-break/>Para espaços de tabelas (tablespaces), permite a criação de tabelas e índices no espaço de tabelas, e permite a criação de bancos de dados possuindo este espaço de tabelas como seu espaço de tabelas padrão (Deve ser observado que revogar este privilégio não altera a colocação dos objetos existentes).<text:line-break/><text:line-break/>CONNECT <text:line-break/>Permite ao usuário se conectar ao banco de dados especificado. Este privilégio é verificado no estabelecimento da conexão (além de serem verificadas as restrições impostas por pg_hba.conf). </text:p>
      <text:p text:style-name="Normal_20__28_Web_29_">TEMPORARY<text:line-break/>TEMP <text:line-break/>Permite a criação de tabelas temporárias ao usar o banco de dados.<text:line-break/><text:line-break/>EXECUTE <text:line-break/>Permite utilizar a função especificada (internas) e qualquer operador implementado utilizando a função. Este é o único tipo de privilégio aplicável às funções (Esta sintaxe funciona para as funções de agregação também).<text:line-break/><text:line-break/>USAGE <text:line-break/>Para as linguagens procedurais, permite o uso da linguagem especificada para criar funções nesta <text:soft-page-break/>linguagem. Este é o único tipo de privilégio aplicável às linguagens procedurais. </text:p>
      <text:p text:style-name="Normal_20__28_Web_29_">Para os esquemas, permite acessar os objetos contidos no esquema especificado (assumindo que os privilégios requeridos para os próprios objetos estejam atendidos). Essencialmente, concede a quem recebe o direito de "procurar" por objetos dentro do esquema. Sem esta permissão ainda é possível ver os nomes dos objetos, por exemplo consultando as tabelas do sistema. Além disso, após esta permissão ter sido revogada os servidores existentes poderão conter comandos que realizaram anteriormente esta procura, portanto esta não é uma forma inteiramente segura de impedir o acesso aos objetos. </text:p>
      <text:p text:style-name="Normal_20__28_Web_29_">Para as seqüências este privilégio permite a utilização das funções currval e nextval.<text:line-break/><text:line-break/>ALL PRIVILEGES <text:line-break/>Concede todos os privilégios disponíveis de uma só vez. A palavra chave PRIVILEGES é opcional no PostgreSQL, embora seja requerida pelo SQL estrito. </text:p>
      <text:p text:style-name="P10"><text:span text:style-name="Strong_20_Emphasis"><text:line-break/></text:span></text:p>
      <text:p text:style-name="P7"><text:span text:style-name="Strong_20_Emphasis">Revogando (REVOKE) Privilégios </text:span></text:p>
      <text:p text:style-name="Normal_20__28_Web_29_"><text:a xlink:type="simple" xlink:href="http://pgdocptbr.sourceforge.net/pg82/sql-revoke.html"><text:span text:style-name="Internet_20_link">http://pgdocptbr.sourceforge.net/pg82/sql-revoke.html</text:span></text:a> </text:p>
      <text:p text:style-name="Normal_20__28_Web_29_"><text:span text:style-name="T3">REVOKE [ GRANT OPTION FOR ]<text:line-break/>{ { SELECT | INSERT | UPDATE | DELETE | REFERENCES | TRIGGER }<text:line-break/>[,...] </text:span>| ALL [ PRIVILEGES ] }<text:line-break/>ON [ TABLE ] nome_da_tabela [, ...]<text:line-break/>FROM { nome_do_usuário | GROUP nome_do_grupo | PUBLIC } [, ...]<text:line-break/><text:span text:style-name="T3">[ CASCADE | RESTRICT ] </text:span></text:p>
      <text:p text:style-name="Normal_20__28_Web_29_"><text:span text:style-name="T3">REVOKE [ GRANT OPTION FOR ]<text:line-break/>{ { USAGE | SELECT | UPDATE }<text:line-break/>[,...] </text:span><text:span text:style-name="T5">| ALL [ PRIVILEGES ] }<text:line-break/>ON SEQUENCE nome_da_seqüência [, ...]<text:line-break/></text:span>FROM { nome_do_usuário | GROUP nome_do_grupo | PUBLIC } [, ...]<text:line-break/>[ CASCADE | RESTRICT ] </text:p>
      <text:p text:style-name="Normal_20__28_Web_29_"><text:span text:style-name="T3">REVOKE [ GRANT OPTION FOR ]<text:line-break/>{ { CREATE | CONNECT | TEMPORARY | TEMP } [,...] </text:span>| ALL [ PRIVILEGES ] }<text:line-break/>ON DATABASE nome_do_banco_de_dados [, ...]<text:line-break/>FROM { nome_do_usuário | GROUP nome_do_grupo | PUBLIC } [, ...]<text:line-break/><text:span text:style-name="T3">[ CASCADE | RESTRICT ] </text:span></text:p>
      <text:p text:style-name="Normal_20__28_Web_29_"><text:span text:style-name="T3">...<text:line-break/>REVOKE [ GRANT OPTION FOR ]<text:line-break/>{ { CREATE | USAGE } [,...] </text:span><text:span text:style-name="T5">| ALL [ PRIVILEGES ] }<text:line-break/>ON SCHEMA nome_do_esquema [, ...]<text:line-break/></text:span>FROM { nome_do_usuário | GROUP nome_do_grupo | PUBLIC } [, ...]<text:line-break/>[ CASCADE | RESTRICT ] </text:p>
      <text:p text:style-name="Normal_20__28_Web_29_"><text:span text:style-name="T3">REVOKE [ GRANT OPTION FOR ]<text:line-break/>{ CREATE | ALL [ PRIVILEGES ] }<text:line-break/>ON TABLESPACE nome_do_espaço_de_tabelas [, ...]<text:line-break/></text:span>FROM { nome_do_usuário | GROUP nome_do_grupo | PUBLIC } [, ...]<text:line-break/><text:soft-page-break/>[ CASCADE | RESTRICT ] </text:p>
      <text:p text:style-name="Normal_20__28_Web_29_"><text:span text:style-name="T3">REVOKE [ ADMIN OPTION FOR ]<text:line-break/>role [, ...] </text:span>FROM nome_do_usuário [, ...]<text:line-break/>[ CASCADE | RESTRICT ]<text:line-break/><text:line-break/>O comando REVOKE revoga, de um ou mais papeis, privilégios concedidos anteriormente. A palavra chave PUBLIC se refere ao grupo contendo todos os usuários, definido implicitamente. </text:p>
      <text:p text:style-name="Normal_20__28_Web_29_">Se for especificado GRANT OPTION FOR somente a opção de concessão do privilégio é revogada, e não o próprio privilégio. Caso contrário, tanto o privilégio quanto a opção de concessão serão revogados.<text:line-break/>Se, por exemplo, o usuário A concedeu um privilégio com opção de concessão para o usuário B, e o usuário B por sua vez concedeu o privilégio para o usuário C, então o usuário A não poderá revogar diretamente o privilégio de C. Em vez disso, o usuário A poderá revogar a opção de concessão do usuário B usando a opção CASCADE, para que o privilégio seja, por sua vez, revogado do usuário C. </text:p>
      <text:p text:style-name="P10"><text:span text:style-name="Strong_20_Emphasis"/></text:p>
      <text:p text:style-name="P7"><text:span text:style-name="Strong_20_Emphasis">Usuários, grupos e privilégios</text:span></text:p>
      <text:p text:style-name="Normal_20__28_Web_29_">De fora do psql (no prompt do SO) utiliza-se comandos sem espaços: createdb, dropdb, etc.<text:line-break/>De dentro do psql os comandos são formados por duas palavras separadas por espaço:<text:line-break/>CREATE DATABASE, DROP DATABASE, etc (sintaxe SQL).</text:p>
      <text:p text:style-name="Normal_20__28_Web_29_">Em SQL:<text:line-break/>CREATE USER (é agora um alias para CREATE ROLE, que tem mais recursos)<text:line-break/><text:line-break/>banco=# \h create role<text:line-break/>Comando: CREATE ROLE<text:line-break/>Descrição: define um novo papel (role) do banco de dados<text:line-break/><text:line-break/>Sintaxe:<text:line-break/>CREATE ROLE nome [ [ WITH ] opção [ ... ] ]<text:line-break/><text:line-break/>onde opção pode ser:<text:line-break/><text:line-break/>SUPERUSER | NOSUPERUSER<text:line-break/>| CREATEDB | NOCREATEDB<text:line-break/>| CREATEROLE | NOCREATEROLE<text:line-break/>| CREATEUSER | NOCREATEUSER<text:line-break/>| INHERIT | NOINHERIT<text:line-break/>| LOGIN | NOLOGIN<text:line-break/>| CONNECTION LIMIT limite_con<text:line-break/>| [ ENCRYPTED | UNENCRYPTED ] PASSWORD 'senha'<text:line-break/>| VALID UNTIL 'tempo_absoluto'<text:line-break/>| IN ROLE nome_role [, ...]<text:line-break/>| IN GROUP nome_role [, ...]<text:line-break/>| ROLE nome_role [, ...]<text:line-break/>| ADMIN nome_role [, ...]<text:line-break/>| USER nome_role [, ...]<text:line-break/>| SYSID uid</text:p>
      <text:p text:style-name="Normal_20__28_Web_29_">Caso não seja fornecido ENCRYPTED ou UNENCRYPTED então será usado o valor do parâmetro password_encryption do script postgresql.conf.</text:p>
      <text:p text:style-name="Normal_20__28_Web_29_"><text:soft-page-break/><text:span text:style-name="Strong_20_Emphasis"><text:line-break/>Criar Usuário</text:span><text:line-break/>CREATE ROLE nomeusuario;<text:line-break/><text:line-break/>Criar um Usuário local com Senha:<text:line-break/>Entrar no pg_hba.conf:<text:line-break/>local all all 127.0.0.1/32 md5<text:line-break/><text:line-break/>Comentar as outras entradas para conexão local (caso existam).<text:line-break/>Isso para usuário local (conexão via socket UNIX).<text:line-break/><text:line-break/><text:span text:style-name="T3">Criamos assim:<text:line-break/>CREATE ROLE nomeuser WITH LOGIN ENCRYPTED PASSWORD '********';<text:line-break/><text:line-break/></text:span>Ao se logar:<text:line-break/>psql -U nomeuser nomebanco.<text:line-break/><text:span text:style-name="T3">CREATE ROLE nomeusuario VALID UNTIL 'data'<text:line-break/><text:line-break/></text:span><text:span text:style-name="Strong_20_Emphasis">Excluindo Usuário</text:span><text:line-break/>DROP ROLE nomeusuario;<text:line-break/><text:line-break/>Como usuário, na linha de comando:<text:line-break/>Criar Usuário:<text:line-break/>createuser -U postgres nomeusuario<text:line-break/><text:line-break/>Excluindo Usuário<text:line-break/>dropuser -U postgres nomeusuario;</text:p>
      <text:p text:style-name="Normal_20__28_Web_29_"><text:span text:style-name="Strong_20_Emphasis">Criando Superusuário</text:span><text:line-break/>CREATE ROLE nomeuser WITH LOGIN SUPERUSER ENCRYPTED PASSWORD '******';<text:line-break/>-- usuário com poderes de super usuário<text:line-break/><text:line-break/><text:span text:style-name="Strong_20_Emphasis">Alterar Conta de Usuário</text:span><text:line-break/>ALTER ROLE nomeuser ENCRYPTED PASSWORD '******' CREATEUSER<text:line-break/>-- permissão de criar usuários<text:line-break/>ALTER ROLE nomeuser VALID UNTIL '12/05/2006';<text:line-break/>ALTER ROLE fred VALID UNTIL 'infinity';<text:line-break/>ALTER ROLE miriam CREATEROLE CREATEDB; -- poderes para criar bancos<text:line-break/>Obs.: Lembrando que ALTER ROLE é uma extensão do PostgreSQL.</text:p>
      <text:p text:style-name="Normal_20__28_Web_29_"><text:soft-page-break/><text:span text:style-name="Strong_20_Emphasis"><text:line-break/>Listando todos os usuários do SGBD:</text:span><text:line-break/>SELECT usename FROM pg_user;<text:line-break/><text:line-break/>A tabela pg_user é uma tabela de sistema (_pg) que guarda todos os usuários do PostgreSQL.<text:line-break/><text:line-break/>Também podemos utilizar:<text:line-break/>\du ou \dg<text:line-break/><text:line-break/><text:span text:style-name="T7">Listando todos os grupos:</text:span><text:line-break/>SELECT groname FROM pg_group;<text:line-break/><text:line-break/><text:span text:style-name="Strong_20_Emphasis">Privilégios</text:span><text:line-break/><text:line-break/><text:span text:style-name="T7">Dando Privilégios a um Usuário</text:span><text:line-break/>GRANT UPDATE ON nometabela TO nomeusuario;<text:line-break/><text:line-break/><text:span text:style-name="T7">Dando Privilégios a um Grupo Inteiro</text:span><text:line-break/>GRANT SELECT ON nometabela TO nomegrupo;<text:line-break/><text:line-break/><text:span text:style-name="T7">Removendo Todos os Privilégios de Todos os Users de uma Tabela</text:span><text:line-break/>REVOKE ALL ON nometabela FROM PUBLIC<text:line-break/><text:line-break/>O superusuário tem direito a fazer o que bem entender em qualquer banco de dados do SGBD.<text:line-break/><text:line-break/><text:span text:style-name="T7">O usuário que cria um objeto (banco, tabela, view, etc) é o dono do objeto.</text:span><text:line-break/>Para que outro usuário tenha acesso ao mesmo deve receber privilégios.<text:line-break/>Existem vários privilégios diferentes: SELECT, INSERT, UPDATE, DELETE, RULE, REFERENCES, TRIGGER, CREATE, TEMPORARY, EXECUTE e USAGE.<text:line-break/>Os privilégios aplicáveis a um determinado tipo de objeto variam de acordo com o tipo do objeto (tabela, função, etc.).<text:line-break/><text:line-break/>O comando para conceder privilégios é o GRANT. O de remover é o REVOKE.<text:line-break/><text:line-break/>GRANT UPDATE ON contas TO joel;<text:line-break/>Dá a joel o privilégio de executar consultas update no objeto contas.<text:line-break/><text:line-break/><text:span text:style-name="T3">GRANT SELECT ON contas TO GROUP contabilidade;<text:line-break/><text:line-break/></text:span><text:soft-page-break/><text:span text:style-name="T3">REVOKE ALL ON contas FROM PUBLIC;<text:line-break/><text:line-break/></text:span>Os privilégios especiais do dono da tabela (ou seja, os direitos de DROP, GRANT, REVOKE, etc.) são sempre inerentes à condição de ser o dono, não podendo ser concedidos ou revogados. Porém, o dono do objeto pode decidir revogar seus próprios privilégios comuns como, por exemplo, tornar a tabela somente para leitura para o próprio, assim como para os outros.</text:p>
      <text:p text:style-name="Normal_20__28_Web_29_">Normalmente, só o dono do objeto (ou um superusuário) pode conceder ou revogar privilégios para um objeto. </text:p>
      <text:p text:style-name="Normal_20__28_Web_29_"><text:span text:style-name="Strong_20_Emphasis">Criação dos grupos</text:span><text:line-break/>CREATE ROLE dbas;<text:line-break/><text:line-break/><text:span text:style-name="T3">CREATE ROLE dba1 ENCRYPTED PASSWORD 'dba1' CREATEDB CREATEROLE;<text:line-break/><text:line-break/></text:span><text:span text:style-name="T4">-- Criação dos Usuários do Grupo adm</text:span><text:span text:style-name="T3"><text:line-break/>CREATE ROLE andre ENCRYPTED PASSWORD 'andre' CREATEDB IN ROLE adm;<text:line-break/>CREATE ROLE michela ENCRYPTED PASSWORD 'michela' CREATEDB IN ROLE adm;</text:span></text:p>
      <text:p text:style-name="Normal_20__28_Web_29_">O usuário de sistema (super usuário) deve ser um usuário criado exclusivamente para o PostgreSQL. Nunca devemos torná-lo dono de nenhum executável, como também devemos evitar o uso do super-usuário para administrar o SGBD. Para isso é recomendado criar um usuário com algumas restrições e utilizar o super-usuário somente se estritamente necessário.</text:p>
      <text:p text:style-name="Normal_20__28_Web_29_">Os nomes de usuários são globais para todo o agrupamento de bancos de dados, ou seja, podemos utilizar um usuário com qualquer dos bancos.</text:p>
      <text:p text:style-name="Normal_20__28_Web_29_">Os privilégios DROP, GRANT, REVOKE, etc pertencem ao dono do objeto não podendo ser concedidos ou revogados. O máximo que um dono pode fazer é abdicar de seus privilégios e com isso ninguém mais teria os mesmos e o objeto seria somente leitura para todos.</text:p>
      <text:p text:style-name="Normal_20__28_Web_29_"><text:span text:style-name="T10">DICA<text:line-break/></text:span>Exemplo: para permitir a um usuário apenas os privilégios de INSERT, UPDATE e SELECT e não permitir o de DELETE em uma tabela, use:</text:p>
      <text:p text:style-name="P9"><text:soft-page-break/>1) REVOKE ALL ON tabela FROM usuario;<text:line-break/>2) GRANT SELECT,UPDATE,INSERT ON tabela TO usuario;</text:p>
      <text:p text:style-name="Normal_20__28_Web_29_">Mais detalhes:<text:line-break/><text:a xlink:type="simple" xlink:href="http://pgdocptbr.sourceforge.net/pg80/user-manag.html"><text:span text:style-name="Internet_20_link">http://pgdocptbr.sourceforge.net/pg80/user-manag.html</text:span></text:a><text:line-break/><text:a xlink:type="simple" xlink:href="http://pgdocptbr.sourceforge.net/pg80/sql-revoke.html"><text:span text:style-name="Internet_20_link">http://pgdocptbr.sourceforge.net/pg80/sql-revoke.html</text:span></text:a><text:line-break/><text:a xlink:type="simple" xlink:href="http://pgdocptbr.sourceforge.net/pg80/sql-grant.html"><text:span text:style-name="Internet_20_link">http://pgdocptbr.sourceforge.net/pg80/sql-grant.html</text:span></text:a></text:p>
      <text:p text:style-name="Normal_20__28_Web_29_"><text:span text:style-name="Strong_20_Emphasis">Privilégios com o PGAdmin</text:span></text:p>
      <text:p text:style-name="Normal_20__28_Web_29_">ALL<text:line-break/>Concede todos os privilégios disponíveis de uma só vez. A palavra chave PRIVILEGES é opcional no PostgreSQL, embora seja requerida pelo SQL estrito.</text:p>
      <text:p text:style-name="Normal_20__28_Web_29_">TEMPORARY<text:line-break/>TEMP</text:p>
      <text:p text:style-name="Normal_20__28_Web_29_">Permite a criação de tabelas temporárias ao usar o banco de dados.<text:line-break/>CREATE<text:line-break/>Para bancos de dados, permite a criação de novos esquemas no banco de dados.<text:line-break/>Para esquemas, permite a criação de novos objetos no esquema. Para mudar o nome de um objeto existente é necessário ser o dono do objeto e possuir este privilégio no esquema que o contém.<text:line-break/>Para espaços de tabelas, permite a criação de tabelas e índices no espaço de tabelas, e permite a criação de bancos de dados possuindo este espaço de tabelas como seu espaço de tabelas padrão (Deve ser observado que revogar este privilégio não altera a colocação dos objetos existentes).</text:p>
      <text:p text:style-name="Normal_20__28_Web_29_">CONNECT<text:line-break/>Permite ao usuário se conectar ao banco de dados especificado. Este privilégio é verificado no estabelecimento da conexão (além de serem verificadas as restrições impostas por pg_hba.conf).</text:p>
      <text:p text:style-name="Normal_20__28_Web_29_">WITH GRANT OPTION<text:line-break/>As concessões e revogações também podem ser realizadas por um papel que não é o dono do objeto afetado, mas é membro do papel que é dono do objeto, ou é um membro de um papel que possui privilégios com WITH GRANT OPTION no objeto. Nestes casos, os privilégios serão registrados como tendo sido concedidos pelo papel que realmente possui o objeto, ou possui os privilégios com <text:soft-page-break/>WITH GRANT OPTION. </text:p>
      <text:p text:style-name="P4"><text:line-break/>Exercícios – Gerenciando grupos e usuários (roles)</text:p>
      <text:p text:style-name="P6"><text:span text:style-name="Strong_20_Emphasis"/></text:p>
      <text:p text:style-name="P5"><text:span text:style-name="Strong_20_Emphasis"><text:s/><text:line-break/></text:span>create group e create user ainda podem ser utilizados mas recomenda-se create role ao invés. <text:line-break/><text:line-break/>create role dbas;<text:line-break/><text:line-break/><text:span text:style-name="T6">Criar Superusuário:</text:span><text:line-break/>create role super2 superuser login connection limit 40 password 'super'<text:line-break/>-- default é -1 (sem limites) </text:p>
      <text:p text:style-name="Normal_20__28_Web_29_"><text:span text:style-name="T9">Estando usando o método ident e opção sameuser no pg_hba.conf, um usuário criado com login no psql, somente poderá acessar o postgresql se também for criado no sistema operacional.<text:line-break/><text:line-break/>sudo adduser super2<text:line-break/>su - super2<text:line-break/>psql -U super2 postgres<text:line-break/><text:line-break/></text:span><text:span text:style-name="T6">Criar usuário:<text:line-break/></text:span>create role usuario2;</text:p>
      <text:p text:style-name="Normal_20__28_Web_29_"><text:span text:style-name="Strong_20_Emphasis">Criar Usuário <text:line-break/></text:span>Na linha de comando do SO: createuser -U dba usuario<text:line-break/><text:line-break/><text:span text:style-name="T4">Comandos SQL:</text:span><text:span text:style-name="T3"><text:line-break/>create role usuario;<text:line-break/>create role with login;<text:line-break/>create role with login password 'usuario' valid until '2007-12-31'; </text:span></text:p>
      <text:p text:style-name="Normal_20__28_Web_29_"><text:span text:style-name="T6"><text:line-break/>Adicionar usuário ao grupo:<text:line-break/><text:line-break/></text:span>alter role adm role usuario2;<text:tab/>// Adiciona o usuário2 no grupo adm<text:line-break/>alter role adm role usuario3;<text:line-break/>alter role adm role usuario4; </text:p>
      <text:p text:style-name="Normal_20__28_Web_29_"><text:soft-page-break/><text:span text:style-name="Strong_20_Emphasis">Excluir usuário:</text:span><text:line-break/>drop role usuario2;</text:p>
      <text:p text:style-name="Normal_20__28_Web_29_"><text:span text:style-name="T7">Remover apenas do Grupo, sem remover o usuário</text:span><text:line-break/>revoke adm from usuario2;</text:p>
      <text:p text:style-name="Normal_20__28_Web_29_"><text:span text:style-name="T7"><text:line-break/>Observação Importante<text:line-break/></text:span>O comando "alter role ..." também pode ser utilizado para alterar praticamente todas as propriedades de usuários ou grupos, exceto para adicionar ou remover usuário de grupos, que agora ficam a cargo dos comandos GRANT e REVOKE. </text:p>
      <text:p text:style-name="Normal_20__28_Web_29_">Os usuários usuario2, usuario3 e usuario4 farão parte do grupo adm.</text:p>
      <text:p text:style-name="Normal_20__28_Web_29_"><text:span text:style-name="T7">Listando todos os usuários do SGBD</text:span><text:line-break/>SELECT usename FROM pg_user; </text:p>
      <text:p text:style-name="Normal_20__28_Web_29_">\du - listar usuários<text:line-break/>ou<text:line-break/>\dg - lista roles e respectivos grupos (Membro de ...) </text:p>
      <text:p text:style-name="Normal_20__28_Web_29_"><text:span text:style-name="T6">Listar os grupos</text:span><text:line-break/>SELECT groname FROM pg_group; </text:p>
      <text:p text:style-name="Normal_20__28_Web_29_"><text:span text:style-name="T6">Excluir Usuário ou Grupo:</text:span><text:line-break/>drop role nomerole; </text:p>
      <text:p text:style-name="P12"><text:line-break/></text:p>
      <text:p text:style-name="P8"><text:line-break/>Concedendo (GRANT) e Revogando (REVOKE) Privilégios </text:p>
      <text:p text:style-name="Normal_20__28_Web_29_">Após a criação de uma tabela execute:<text:line-break/>\z clientes </text:p>
      <text:p text:style-name="Normal_20__28_Web_29_">Verá:<text:line-break/>Privilégios de acesso ao banco dados "teste2"<text:line-break/>Esquema | Nome | Tipo | Privilégios de acesso<text:line-break/>---------+--------------+--------+------------------------------------------------------------<text:line-break/>public | clientes | tabela |<text:line-break/>(1 linha) </text:p>
      <text:p text:style-name="P9"><text:span text:style-name="T7">Podemos conceder/revogar Privilégiosd de</text:span><text:line-break/>- esquemas<text:line-break/><text:tab/>- funções<text:line-break/><text:tab/>- procedures<text:line-break/><text:tab/>- sequências<text:line-break/><text:tab/>- tabelas (todas ou individualmente)<text:line-break/><text:tab/>- views<text:line-break/><text:line-break/>Agora conceda alguns privilégios: </text:p>
      <text:p text:style-name="P9">GRANT SELECT ON clientes TO PUBLIC; <text:s/>-- Todas as permissões<text:line-break/>GRANT SELECT, UPDATE, INSERT ON clientes TO GROUP progs; </text:p>
      <text:p text:style-name="Normal_20__28_Web_29_">Execute novamente:<text:line-break/>\z clientes</text:p>
      <text:p text:style-name="Normal_20__28_Web_29_">Veja agora o resultado: </text:p>
      <text:p text:style-name="Normal_20__28_Web_29_">Privilégios de acesso ao banco dados "teste2"<text:line-break/>Esquema | Nome | Tipo | Privilégios de acesso<text:line-break/>---------+--------------+--------+------------------------------------------------------------<text:line-break/><text:soft-page-break/>public | clientes | tabela | {usuario1=arwdRxt/miriam,=r/usuario1,"group todos=arw/usuario1"}<text:line-break/>(1 linha) </text:p>
      <text:p text:style-name="Normal_20__28_Web_29_">As entradas mostradas pelo comando \z são interpretadas da seguinte forma: </text:p>
      <text:p text:style-name="Normal_20__28_Web_29_">=xxxx -- privilégios concedidos para PUBLIC<text:line-break/>uname=xxxx -- privilégios concedidos para o usuário<text:line-break/>group gname=xxxx -- privilégios concedidos para o grupo </text:p>
      <text:p text:style-name="Normal_20__28_Web_29_">r -- SELECT ("read")<text:line-break/>w -- UPDATE ("write")<text:line-break/>a -- INSERT ("append")<text:line-break/>d -- DELETE<text:line-break/>x -- REFERENCES<text:line-break/>t -- TRIGGER<text:line-break/>X -- EXECUTE<text:line-break/>U -- USAGE<text:line-break/>C -- CREATE<text:line-break/>c -- CONNECT<text:line-break/>T -- TEMPORARY<text:line-break/>arwdxt -- ALL PRIVILEGES (para tabelas)<text:line-break/></text:p>
      <text:p text:style-name="Normal_20__28_Web_29_"><text:line-break/>* -- opção de concessão para o privilégio precedente </text:p>
      <text:p text:style-name="Normal_20__28_Web_29_">/yyyy -- usuário que concedeu o privilégio </text:p>
      <text:p text:style-name="Normal_20__28_Web_29_">Se a coluna "Access privileges/Privilégios de acesso" estiver vazia para um determinado objeto, isto significa que o objeto possui os privilégios padrão. Os privilégios padrão sempre incluem todos os privilégios para o dono </text:p>
      <text:p text:style-name="Normal_20__28_Web_29_">Deve ser observado que as opções de concessão implícitas do dono não são marcadas na visualização dos privilégios de acesso. O * aparece somente quando as opções de concessão foram concedidas explicitamente para alguém. </text:p>
      <text:p text:style-name="Normal_20__28_Web_29_"><text:soft-page-break/><text:span text:style-name="Strong_20_Emphasis"><text:line-break/>Criar Usuário para Testes:<text:line-break/><text:line-break/></text:span>psql -U postgres<text:line-break/><text:line-break/><text:span text:style-name="T3">create role uteste;<text:line-break/><text:line-break/>alter role uteste with password 'uteste' login createdb createrole;<text:line-break/><text:line-break/>\c – uteste<text:line-break/><text:line-break/>create database bteste;<text:line-break/>\c bteste<text:line-break/><text:line-break/>create table tabelat (codigo int primary key);<text:line-break/><text:line-break/></text:span>Quando um usuário cria um objeto ele é o dono deste objeto.<text:line-break/><text:line-break/>Se queremos ter segurança ao conceder privilégios a um usuário sobre um objeto, devemos antes remover todos os privilégios do mesmo sobre o objeto. Depois então conceder somente os privilégios desejados. Como no exemplo abaixo:<text:line-break/><text:line-break/>\c – postgres<text:line-break/>revoke all privileges on tabelat from uteste;<text:line-break/><text:line-break/>\c bteste uteste<text:line-break/>select * from tabelat; // receberemos um erro de permissão negada, já que rmovemos todos os privilégios do uteste sobre a tabela tabelat.</text:p>
      <text:p text:style-name="Normal_20__28_Web_29_">\c – portgres<text:line-break/>grant select on tabelat to uteste;<text:line-break/>\c – uteste<text:line-break/>select * from tabelat; // Agora a consulta é permitida</text:p>
      <text:p text:style-name="Normal_20__28_Web_29_">Se quizermos conceder todos os privilégios existentes ao usuário usamos:<text:line-break/>grant all privileges on tabelat to uteste;</text:p>
      <text:p text:style-name="Normal_20__28_Web_29_"><text:soft-page-break/><text:span text:style-name="T8">Observar que</text:span> quando existir um campo do tipo serial, temos que conceder também os privilégios para a sequência gerada pelo serial. Para saber o nome exato da sequência execute o comando \d.<text:line-break/>Geralmente o PG usa a regra <text:span text:style-name="T2">serial_nomecampo_seq</text:span>.</text:p>
      <text:p text:style-name="Normal_20__28_Web_29_">Conceder os privilégios de SELECT, UPDATE e INSERT na tabela tabelat ao usuário uteste:<text:line-break/>\c - postgres<text:line-break/><text:line-break/>grant select, update, insert on tabelat to uteste;<text:line-break/>\z<text:line-break/>Agora teste os privilégios concedidos e também o delete, não concedido:</text:p>
      <text:p text:style-name="P9">\c – uteste<text:line-break/>select * from tabelat; // Ok<text:line-break/>insert into tabelat values (1); // Ok<text:line-break/>update tabelat set codigo = 5 where codigo =1; // Ok<text:line-break/>delete tabelat where codigo = 5; // Permissão negada</text:p>
      <text:p text:style-name="P10"><text:span text:style-name="Strong_20_Emphasis">Revogando (REVOKE) Privilégios </text:span></text:p>
      <text:p text:style-name="Normal_20__28_Web_29_">Revogar o privilégio de inserção na tabela filmes concedido para todos os usuários:<text:line-break/>REVOKE INSERT ON filmes FROM PUBLIC; </text:p>
      <text:p text:style-name="Normal_20__28_Web_29_">Revogar todos os privilégios concedidos ao usuário manuel sobre a visão vis_tipos:<text:line-break/>REVOKE ALL PRIVILEGES ON vis_tipos FROM manuel; </text:p>
      <text:p text:style-name="Normal_20__28_Web_29_">Removendo privilégios de acesso a usuário em esquema<text:line-break/>REVOKE CREATE ON SCHEMA public FROM PUBLIC<text:line-break/>Com isso estamos tirando o privilégio de todos os usuários acessarem o esquema public.</text:p>
      <text:p text:style-name="Normal_20__28_Web_29_">-- Para que nenhum usuário tenha acesso à tabela use:<text:line-break/>-- REVOKE ALL ON nometabela FROM PUBLIC; </text:p>
      <text:p text:style-name="P11"><text:span text:style-name="Strong_20_Emphasis"/></text:p>
      <text:p text:style-name="P4"><text:soft-page-break/></text:p>
      <text:p text:style-name="P15">Acesso Remoto</text:p>
      <text:p text:style-name="Standard"/>
      <text:p text:style-name="Standard">- Visualizar os scripts originais: postgresql.conf, pg_hba.conf e o pg_ident.conf do micro servidor (do professor) do PostgreSQL</text:p>
      <text:p text:style-name="Standard">- Tentar conectar ao PostgreSQL numa máquina remota (outro micro da sala), usando o PGAdmin e o psql</text:p>
      <text:p text:style-name="Standard">- Observar as mensagens de erro</text:p>
      <text:p text:style-name="Standard">- Criar um novo usuário no micro cliente</text:p>
      <text:p text:style-name="Standard">- Liberar no postgresql.conf, no pg_hba.conf apenas para o usuário 'postgres', para o banco 'dbapg', para o IP 192.168.x.y</text:p>
      <text:p text:style-name="Standard">- Tentar novamente</text:p>
      <text:p text:style-name="Standard">- Liberar para toda a rede interna</text:p>
      <text:p text:style-name="Standard"/>
      <text:p text:style-name="Standard">Aproveitar para fazer um tour pelo PGAdmin. </text:p>
      <text:p text:style-name="Standard">Observe que as tablespaces e as roles ficam fora dos banco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DejaVuSans1" svg:font-family="DejaVuSans" style:font-pitch="variable"/>
    <style:font-face style:name="Lucidasans" svg:font-family="Lucida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pt" fo:country="B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style:font-name="Times New Roman" fo:font-size="18pt" fo:font-weight="bold" style:font-name-asian="DejaVuSans1" style:font-size-asian="18pt" style:font-weight-asian="bold" style:font-name-complex="Lucidasans" style:font-size-complex="18pt" style:font-weight-complex="bold"/>
    </style:style>
    <style:style style:name="Normal_20__28_Web_29_" style:display-name="Normal (Web)" style:family="paragraph" style:parent-style-name="Standard">
      <style:paragraph-properties fo:margin-top="0.494cm" fo:margin-bottom="0.494cm"/>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nte_20_parág._20_padrão1" style:display-name="Fonte parág. padrão1" style:family="text"/>
    <style:style style:name="Strong_20_Emphasis" style:display-name="Strong Emphasis" style:family="text" style:parent-style-name="Fonte_20_parág._20_padrão1">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DBA PostgreSQL <text:tab/><text:page-number text:select-page="current">16</text:page-number>/<text:page-count>18</text:page-count></text:p>
      </style:header>
      <style:footer>
        <text:p text:style-name="P2"><text:span text:style-name="T1">Ribamar FS – </text:span><text:a xlink:type="simple" xlink:href="http://ribafs.net/"><text:span text:style-name="T1">http://ribafs.net</text:span></text:a><text:span text:style-name="T1"> – ribafs@ribafs.ne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Ribamar FS</meta:initial-creator>
    <meta:creation-date>2008-03-12T16:44:57</meta:creation-date>
    <dc:creator>Ribamar FS</dc:creator>
    <dc:date>2008-05-15T10:16:34</dc:date>
    <meta:editing-cycles>60</meta:editing-cycles>
    <meta:editing-duration>PT1H48M35S</meta:editing-duration>
    <meta:user-defined meta:name="Info 1"/>
    <meta:user-defined meta:name="Info 2"/>
    <meta:user-defined meta:name="Info 3"/>
    <meta:user-defined meta:name="Info 4"/>
    <meta:document-statistic meta:table-count="0" meta:image-count="0" meta:object-count="0" meta:page-count="18" meta:paragraph-count="100" meta:word-count="3099" meta:character-count="20789"/>
  </office:meta>
</office:document-meta>
</file>